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nov_grav(microGal)</text:p>
          </table:table-cell>
          <table:table-cell office:value-type="string" calcext:value-type="string">
            <text:p>nov_std</text:p>
          </table:table-cell>
          <table:table-cell office:value-type="string" calcext:value-type="string">
            <text:p>feb_grav(microGal)</text:p>
          </table:table-cell>
          <table:table-cell office:value-type="string" calcext:value-type="string">
            <text:p>feb_std</text:p>
          </table:table-cell>
          <table:table-cell office:value-type="string" calcext:value-type="string">
            <text:p>del_grav_nov_feb(microGal)</text:p>
          </table:table-cell>
          <table:table-cell office:value-type="string" calcext:value-type="string">
            <text:p>del_grav_nov_feb_std</text:p>
          </table:table-cell>
          <table:table-cell office:value-type="string" calcext:value-type="string">
            <text:p>del_storage_nov_feb(m)</text:p>
          </table:table-cell>
          <table:table-cell office:value-type="string" calcext:value-type="string">
            <text:p>del_storage_nov_feb_std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float" office:value="3772574.558" calcext:value-type="float">
            <text:p>3772574.558</text:p>
          </table:table-cell>
          <table:table-cell office:value-type="float" office:value="322775.063" calcext:value-type="float">
            <text:p>322775.063</text:p>
          </table:table-cell>
          <table:table-cell office:value-type="float" office:value="1448.45" calcext:value-type="float">
            <text:p>1448.45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1.8" calcext:value-type="float">
            <text:p>1.8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2.12" calcext:value-type="float">
            <text:p>2.12</text:p>
          </table:table-cell>
          <table:table-cell table:formula="of:=[.G2]-[.E2]" office:value-type="float" office:value="0" calcext:value-type="float">
            <text:p>0</text:p>
          </table:table-cell>
          <table:table-cell table:formula="of:=SQRT(([.F2]^2) + ([.H2]^2))" office:value-type="float" office:value="2.78107892732299" calcext:value-type="float">
            <text:p>2.78107892732299</text:p>
          </table:table-cell>
          <table:table-cell table:formula="of:=[.I2]/41.9" office:value-type="float" office:value="0" calcext:value-type="float">
            <text:p>0</text:p>
          </table:table-cell>
          <table:table-cell table:formula="of:=SQRT(([.H2]/41.9)^2+([.J2]/41.9)^2)" office:value-type="float" office:value="0.0834599073297297" calcext:value-type="float">
            <text:p>0.0834599073297297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float" office:value="3777102.853" calcext:value-type="float">
            <text:p>3777102.853</text:p>
          </table:table-cell>
          <table:table-cell office:value-type="float" office:value="326036.646" calcext:value-type="float">
            <text:p>326036.646</text:p>
          </table:table-cell>
          <table:table-cell office:value-type="float" office:value="1407.7" calcext:value-type="float">
            <text:p>1407.7</text:p>
          </table:table-cell>
          <table:table-cell office:value-type="float" office:value="979185865.33" calcext:value-type="float">
            <text:p>979185865.33</text:p>
          </table:table-cell>
          <table:table-cell office:value-type="float" office:value="1.84" calcext:value-type="float">
            <text:p>1.84</text:p>
          </table:table-cell>
          <table:table-cell office:value-type="float" office:value="979185868.01" calcext:value-type="float">
            <text:p>979185868.01</text:p>
          </table:table-cell>
          <table:table-cell office:value-type="float" office:value="2.17" calcext:value-type="float">
            <text:p>2.17</text:p>
          </table:table-cell>
          <table:table-cell table:formula="of:=[.G3]-[.E3]" office:value-type="float" office:value="2.67999994754791" calcext:value-type="float">
            <text:p>2.67999994754791</text:p>
          </table:table-cell>
          <table:table-cell table:formula="of:=SQRT(([.F3]^2) + ([.H3]^2))" office:value-type="float" office:value="2.84508347856438" calcext:value-type="float">
            <text:p>2.84508347856438</text:p>
          </table:table-cell>
          <table:table-cell table:formula="of:=[.I3]/41.9" office:value-type="float" office:value="0.0639618125906423" calcext:value-type="float">
            <text:p>0.0639618125906423</text:p>
          </table:table-cell>
          <table:table-cell table:formula="of:=SQRT(([.H3]/41.9)^2+([.J3]/41.9)^2)" office:value-type="float" office:value="0.0853981836967824" calcext:value-type="float">
            <text:p>0.0853981836967824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float" office:value="3777115.305" calcext:value-type="float">
            <text:p>3777115.305</text:p>
          </table:table-cell>
          <table:table-cell office:value-type="float" office:value="325922.558" calcext:value-type="float">
            <text:p>325922.558</text:p>
          </table:table-cell>
          <table:table-cell office:value-type="float" office:value="1407.517" calcext:value-type="float">
            <text:p>1407.517</text:p>
          </table:table-cell>
          <table:table-cell office:value-type="float" office:value="979185388.02" calcext:value-type="float">
            <text:p>979185388.02</text:p>
          </table:table-cell>
          <table:table-cell office:value-type="float" office:value="1.83" calcext:value-type="float">
            <text:p>1.83</text:p>
          </table:table-cell>
          <table:table-cell office:value-type="float" office:value="979185387.08" calcext:value-type="float">
            <text:p>979185387.08</text:p>
          </table:table-cell>
          <table:table-cell office:value-type="float" office:value="2.17" calcext:value-type="float">
            <text:p>2.17</text:p>
          </table:table-cell>
          <table:table-cell table:formula="of:=[.G4]-[.E4]" office:value-type="float" office:value="-0.939999938011169" calcext:value-type="float">
            <text:p>-0.939999938011169</text:p>
          </table:table-cell>
          <table:table-cell table:formula="of:=SQRT(([.F4]^2) + ([.H4]^2))" office:value-type="float" office:value="2.83862642839807" calcext:value-type="float">
            <text:p>2.83862642839807</text:p>
          </table:table-cell>
          <table:table-cell table:formula="of:=[.I4]/41.9" office:value-type="float" office:value="-0.0224343660623191" calcext:value-type="float">
            <text:p>-0.0224343660623191</text:p>
          </table:table-cell>
          <table:table-cell table:formula="of:=SQRT(([.H4]/41.9)^2+([.J4]/41.9)^2)" office:value-type="float" office:value="0.0852757020711042" calcext:value-type="float">
            <text:p>0.0852757020711042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float" office:value="3777107.745" calcext:value-type="float">
            <text:p>3777107.745</text:p>
          </table:table-cell>
          <table:table-cell office:value-type="float" office:value="325861.595" calcext:value-type="float">
            <text:p>325861.595</text:p>
          </table:table-cell>
          <table:table-cell office:value-type="float" office:value="1407.397" calcext:value-type="float">
            <text:p>1407.397</text:p>
          </table:table-cell>
          <table:table-cell office:value-type="float" office:value="979185142.57" calcext:value-type="float">
            <text:p>979185142.57</text:p>
          </table:table-cell>
          <table:table-cell office:value-type="float" office:value="1.83" calcext:value-type="float">
            <text:p>1.83</text:p>
          </table:table-cell>
          <table:table-cell office:value-type="float" office:value="979185147.54" calcext:value-type="float">
            <text:p>979185147.54</text:p>
          </table:table-cell>
          <table:table-cell office:value-type="float" office:value="2.17" calcext:value-type="float">
            <text:p>2.17</text:p>
          </table:table-cell>
          <table:table-cell table:formula="of:=[.G5]-[.E5]" office:value-type="float" office:value="4.96999990940094" calcext:value-type="float">
            <text:p>4.96999990940094</text:p>
          </table:table-cell>
          <table:table-cell table:formula="of:=SQRT(([.F5]^2) + ([.H5]^2))" office:value-type="float" office:value="2.83862642839807" calcext:value-type="float">
            <text:p>2.83862642839807</text:p>
          </table:table-cell>
          <table:table-cell table:formula="of:=[.I5]/41.9" office:value-type="float" office:value="0.118615749627707" calcext:value-type="float">
            <text:p>0.118615749627707</text:p>
          </table:table-cell>
          <table:table-cell table:formula="of:=SQRT(([.H5]/41.9)^2+([.J5]/41.9)^2)" office:value-type="float" office:value="0.0852757020711042" calcext:value-type="float">
            <text:p>0.0852757020711042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float" office:value="3777110.684" calcext:value-type="float">
            <text:p>3777110.684</text:p>
          </table:table-cell>
          <table:table-cell office:value-type="float" office:value="325881.865" calcext:value-type="float">
            <text:p>325881.865</text:p>
          </table:table-cell>
          <table:table-cell office:value-type="float" office:value="1407.516" calcext:value-type="float">
            <text:p>1407.516</text:p>
          </table:table-cell>
          <table:table-cell office:value-type="float" office:value="979185196.89" calcext:value-type="float">
            <text:p>979185196.89</text:p>
          </table:table-cell>
          <table:table-cell office:value-type="float" office:value="1.83" calcext:value-type="float">
            <text:p>1.83</text:p>
          </table:table-cell>
          <table:table-cell office:value-type="float" office:value="979185198.84" calcext:value-type="float">
            <text:p>979185198.84</text:p>
          </table:table-cell>
          <table:table-cell office:value-type="float" office:value="2.19" calcext:value-type="float">
            <text:p>2.19</text:p>
          </table:table-cell>
          <table:table-cell table:formula="of:=[.G6]-[.E6]" office:value-type="float" office:value="1.95000004768372" calcext:value-type="float">
            <text:p>1.95000004768372</text:p>
          </table:table-cell>
          <table:table-cell table:formula="of:=SQRT(([.F6]^2) + ([.H6]^2))" office:value-type="float" office:value="2.85394463856607" calcext:value-type="float">
            <text:p>2.85394463856607</text:p>
          </table:table-cell>
          <table:table-cell table:formula="of:=[.I6]/41.9" office:value-type="float" office:value="0.0465393806129765" calcext:value-type="float">
            <text:p>0.0465393806129765</text:p>
          </table:table-cell>
          <table:table-cell table:formula="of:=SQRT(([.H6]/41.9)^2+([.J6]/41.9)^2)" office:value-type="float" office:value="0.0858561823930854" calcext:value-type="float">
            <text:p>0.0858561823930854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float" office:value="3777113.168" calcext:value-type="float">
            <text:p>3777113.168</text:p>
          </table:table-cell>
          <table:table-cell office:value-type="float" office:value="326026.167" calcext:value-type="float">
            <text:p>326026.167</text:p>
          </table:table-cell>
          <table:table-cell office:value-type="float" office:value="1407.733" calcext:value-type="float">
            <text:p>1407.733</text:p>
          </table:table-cell>
          <table:table-cell office:value-type="float" office:value="979185798.59" calcext:value-type="float">
            <text:p>979185798.59</text:p>
          </table:table-cell>
          <table:table-cell office:value-type="float" office:value="1.84" calcext:value-type="float">
            <text:p>1.84</text:p>
          </table:table-cell>
          <table:table-cell office:value-type="float" office:value="979185800.51" calcext:value-type="float">
            <text:p>979185800.51</text:p>
          </table:table-cell>
          <table:table-cell office:value-type="float" office:value="2.17" calcext:value-type="float">
            <text:p>2.17</text:p>
          </table:table-cell>
          <table:table-cell table:formula="of:=[.G7]-[.E7]" office:value-type="float" office:value="1.91999995708466" calcext:value-type="float">
            <text:p>1.91999995708466</text:p>
          </table:table-cell>
          <table:table-cell table:formula="of:=SQRT(([.F7]^2) + ([.H7]^2))" office:value-type="float" office:value="2.84508347856438" calcext:value-type="float">
            <text:p>2.84508347856438</text:p>
          </table:table-cell>
          <table:table-cell table:formula="of:=[.I7]/41.9" office:value-type="float" office:value="0.0458233879972472" calcext:value-type="float">
            <text:p>0.0458233879972472</text:p>
          </table:table-cell>
          <table:table-cell table:formula="of:=SQRT(([.H7]/41.9)^2+([.J7]/41.9)^2)" office:value-type="float" office:value="0.0853981836967824" calcext:value-type="float">
            <text:p>0.0853981836967824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float" office:value="3777120.663" calcext:value-type="float">
            <text:p>3777120.663</text:p>
          </table:table-cell>
          <table:table-cell office:value-type="float" office:value="326036.08" calcext:value-type="float">
            <text:p>326036.08</text:p>
          </table:table-cell>
          <table:table-cell office:value-type="float" office:value="1407.608" calcext:value-type="float">
            <text:p>1407.608</text:p>
          </table:table-cell>
          <table:table-cell office:value-type="float" office:value="979185898.97" calcext:value-type="float">
            <text:p>979185898.97</text:p>
          </table:table-cell>
          <table:table-cell office:value-type="float" office:value="1.83" calcext:value-type="float">
            <text:p>1.83</text:p>
          </table:table-cell>
          <table:table-cell office:value-type="float" office:value="979185900.59" calcext:value-type="float">
            <text:p>979185900.59</text:p>
          </table:table-cell>
          <table:table-cell office:value-type="float" office:value="2.17" calcext:value-type="float">
            <text:p>2.17</text:p>
          </table:table-cell>
          <table:table-cell table:formula="of:=[.G8]-[.E8]" office:value-type="float" office:value="1.62000000476837" calcext:value-type="float">
            <text:p>1.62000000476837</text:p>
          </table:table-cell>
          <table:table-cell table:formula="of:=SQRT(([.F8]^2) + ([.H8]^2))" office:value-type="float" office:value="2.83862642839807" calcext:value-type="float">
            <text:p>2.83862642839807</text:p>
          </table:table-cell>
          <table:table-cell table:formula="of:=[.I8]/41.9" office:value-type="float" office:value="0.0386634846006771" calcext:value-type="float">
            <text:p>0.0386634846006771</text:p>
          </table:table-cell>
          <table:table-cell table:formula="of:=SQRT(([.H8]/41.9)^2+([.J8]/41.9)^2)" office:value-type="float" office:value="0.0852757020711042" calcext:value-type="float">
            <text:p>0.0852757020711042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float" office:value="3777122.708" calcext:value-type="float">
            <text:p>3777122.708</text:p>
          </table:table-cell>
          <table:table-cell office:value-type="float" office:value="326054.247" calcext:value-type="float">
            <text:p>326054.247</text:p>
          </table:table-cell>
          <table:table-cell office:value-type="float" office:value="1407.406" calcext:value-type="float">
            <text:p>1407.406</text:p>
          </table:table-cell>
          <table:table-cell office:value-type="float" office:value="979186017.83" calcext:value-type="float">
            <text:p>979186017.83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019.56" calcext:value-type="float">
            <text:p>979186019.56</text:p>
          </table:table-cell>
          <table:table-cell office:value-type="float" office:value="2.17" calcext:value-type="float">
            <text:p>2.17</text:p>
          </table:table-cell>
          <table:table-cell table:formula="of:=[.G9]-[.E9]" office:value-type="float" office:value="1.7299998998642" calcext:value-type="float">
            <text:p>1.7299998998642</text:p>
          </table:table-cell>
          <table:table-cell table:formula="of:=SQRT(([.F9]^2) + ([.H9]^2))" office:value-type="float" office:value="2.84508347856438" calcext:value-type="float">
            <text:p>2.84508347856438</text:p>
          </table:table-cell>
          <table:table-cell table:formula="of:=[.I9]/41.9" office:value-type="float" office:value="0.0412887804263531" calcext:value-type="float">
            <text:p>0.0412887804263531</text:p>
          </table:table-cell>
          <table:table-cell table:formula="of:=SQRT(([.H9]/41.9)^2+([.J9]/41.9)^2)" office:value-type="float" office:value="0.0853981836967824" calcext:value-type="float">
            <text:p>0.0853981836967824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float" office:value="3777131.56" calcext:value-type="float">
            <text:p>3777131.56</text:p>
          </table:table-cell>
          <table:table-cell office:value-type="float" office:value="326078.388" calcext:value-type="float">
            <text:p>326078.388</text:p>
          </table:table-cell>
          <table:table-cell office:value-type="float" office:value="1407.48" calcext:value-type="float">
            <text:p>1407.48</text:p>
          </table:table-cell>
          <table:table-cell office:value-type="float" office:value="979186116.9" calcext:value-type="float">
            <text:p>979186116.9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118.59" calcext:value-type="float">
            <text:p>979186118.59</text:p>
          </table:table-cell>
          <table:table-cell office:value-type="float" office:value="2.17" calcext:value-type="float">
            <text:p>2.17</text:p>
          </table:table-cell>
          <table:table-cell table:formula="of:=[.G10]-[.E10]" office:value-type="float" office:value="1.69000005722046" calcext:value-type="float">
            <text:p>1.69000005722046</text:p>
          </table:table-cell>
          <table:table-cell table:formula="of:=SQRT(([.F10]^2) + ([.H10]^2))" office:value-type="float" office:value="2.84508347856438" calcext:value-type="float">
            <text:p>2.84508347856438</text:p>
          </table:table-cell>
          <table:table-cell table:formula="of:=[.I10]/41.9" office:value-type="float" office:value="0.040334130243925" calcext:value-type="float">
            <text:p>0.040334130243925</text:p>
          </table:table-cell>
          <table:table-cell table:formula="of:=SQRT(([.H10]/41.9)^2+([.J10]/41.9)^2)" office:value-type="float" office:value="0.0853981836967824" calcext:value-type="float">
            <text:p>0.0853981836967824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float" office:value="3777138.621" calcext:value-type="float">
            <text:p>3777138.621</text:p>
          </table:table-cell>
          <table:table-cell office:value-type="float" office:value="326101.524" calcext:value-type="float">
            <text:p>326101.524</text:p>
          </table:table-cell>
          <table:table-cell office:value-type="float" office:value="1407.669" calcext:value-type="float">
            <text:p>1407.669</text:p>
          </table:table-cell>
          <table:table-cell office:value-type="float" office:value="979186177.79" calcext:value-type="float">
            <text:p>979186177.79</text:p>
          </table:table-cell>
          <table:table-cell office:value-type="float" office:value="1.83" calcext:value-type="float">
            <text:p>1.83</text:p>
          </table:table-cell>
          <table:table-cell office:value-type="float" office:value="979186179.67" calcext:value-type="float">
            <text:p>979186179.67</text:p>
          </table:table-cell>
          <table:table-cell office:value-type="float" office:value="2.17" calcext:value-type="float">
            <text:p>2.17</text:p>
          </table:table-cell>
          <table:table-cell table:formula="of:=[.G11]-[.E11]" office:value-type="float" office:value="1.87999999523163" calcext:value-type="float">
            <text:p>1.87999999523163</text:p>
          </table:table-cell>
          <table:table-cell table:formula="of:=SQRT(([.F11]^2) + ([.H11]^2))" office:value-type="float" office:value="2.83862642839807" calcext:value-type="float">
            <text:p>2.83862642839807</text:p>
          </table:table-cell>
          <table:table-cell table:formula="of:=[.I11]/41.9" office:value-type="float" office:value="0.0448687349697286" calcext:value-type="float">
            <text:p>0.0448687349697286</text:p>
          </table:table-cell>
          <table:table-cell table:formula="of:=SQRT(([.H11]/41.9)^2+([.J11]/41.9)^2)" office:value-type="float" office:value="0.0852757020711042" calcext:value-type="float">
            <text:p>0.0852757020711042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float" office:value="3777179.538" calcext:value-type="float">
            <text:p>3777179.538</text:p>
          </table:table-cell>
          <table:table-cell office:value-type="float" office:value="326187.374" calcext:value-type="float">
            <text:p>326187.374</text:p>
          </table:table-cell>
          <table:table-cell office:value-type="float" office:value="1405.837" calcext:value-type="float">
            <text:p>1405.837</text:p>
          </table:table-cell>
          <table:table-cell office:value-type="float" office:value="979186792.22" calcext:value-type="float">
            <text:p>979186792.22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792.04" calcext:value-type="float">
            <text:p>979186792.04</text:p>
          </table:table-cell>
          <table:table-cell office:value-type="float" office:value="2.17" calcext:value-type="float">
            <text:p>2.17</text:p>
          </table:table-cell>
          <table:table-cell table:formula="of:=[.G12]-[.E12]" office:value-type="float" office:value="-0.180000066757202" calcext:value-type="float">
            <text:p>-0.180000066757202</text:p>
          </table:table-cell>
          <table:table-cell table:formula="of:=SQRT(([.F12]^2) + ([.H12]^2))" office:value-type="float" office:value="2.84508347856438" calcext:value-type="float">
            <text:p>2.84508347856438</text:p>
          </table:table-cell>
          <table:table-cell table:formula="of:=[.I12]/41.9" office:value-type="float" office:value="-0.00429594431401437" calcext:value-type="float">
            <text:p>-0.00429594431401437</text:p>
          </table:table-cell>
          <table:table-cell table:formula="of:=SQRT(([.H12]/41.9)^2+([.J12]/41.9)^2)" office:value-type="float" office:value="0.0853981836967824" calcext:value-type="float">
            <text:p>0.0853981836967824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float" office:value="3777187.99" calcext:value-type="float">
            <text:p>3777187.99</text:p>
          </table:table-cell>
          <table:table-cell office:value-type="float" office:value="326216.216" calcext:value-type="float">
            <text:p>326216.216</text:p>
          </table:table-cell>
          <table:table-cell office:value-type="float" office:value="1406.831" calcext:value-type="float">
            <text:p>1406.831</text:p>
          </table:table-cell>
          <table:table-cell office:value-type="float" office:value="979186892.16" calcext:value-type="float">
            <text:p>979186892.16</text:p>
          </table:table-cell>
          <table:table-cell office:value-type="float" office:value="1.84" calcext:value-type="float">
            <text:p>1.84</text:p>
          </table:table-cell>
          <table:table-cell office:value-type="float" office:value="979186894.47" calcext:value-type="float">
            <text:p>979186894.47</text:p>
          </table:table-cell>
          <table:table-cell office:value-type="float" office:value="2.17" calcext:value-type="float">
            <text:p>2.17</text:p>
          </table:table-cell>
          <table:table-cell table:formula="of:=[.G13]-[.E13]" office:value-type="float" office:value="2.31000006198883" calcext:value-type="float">
            <text:p>2.31000006198883</text:p>
          </table:table-cell>
          <table:table-cell table:formula="of:=SQRT(([.F13]^2) + ([.H13]^2))" office:value-type="float" office:value="2.84508347856438" calcext:value-type="float">
            <text:p>2.84508347856438</text:p>
          </table:table-cell>
          <table:table-cell table:formula="of:=[.I13]/41.9" office:value-type="float" office:value="0.0551312663959148" calcext:value-type="float">
            <text:p>0.0551312663959148</text:p>
          </table:table-cell>
          <table:table-cell table:formula="of:=SQRT(([.H13]/41.9)^2+([.J13]/41.9)^2)" office:value-type="float" office:value="0.0853981836967824" calcext:value-type="float">
            <text:p>0.0853981836967824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float" office:value="3777096.646" calcext:value-type="float">
            <text:p>3777096.646</text:p>
          </table:table-cell>
          <table:table-cell office:value-type="float" office:value="326002.075" calcext:value-type="float">
            <text:p>326002.075</text:p>
          </table:table-cell>
          <table:table-cell office:value-type="float" office:value="1407.901" calcext:value-type="float">
            <text:p>1407.901</text:p>
          </table:table-cell>
          <table:table-cell office:value-type="float" office:value="979185634.88" calcext:value-type="float">
            <text:p>979185634.88</text:p>
          </table:table-cell>
          <table:table-cell office:value-type="float" office:value="1.84" calcext:value-type="float">
            <text:p>1.84</text:p>
          </table:table-cell>
          <table:table-cell office:value-type="float" office:value="979185636.9" calcext:value-type="float">
            <text:p>979185636.9</text:p>
          </table:table-cell>
          <table:table-cell office:value-type="float" office:value="2.17" calcext:value-type="float">
            <text:p>2.17</text:p>
          </table:table-cell>
          <table:table-cell table:formula="of:=[.G14]-[.E14]" office:value-type="float" office:value="2.01999998092651" calcext:value-type="float">
            <text:p>2.01999998092651</text:p>
          </table:table-cell>
          <table:table-cell table:formula="of:=SQRT(([.F14]^2) + ([.H14]^2))" office:value-type="float" office:value="2.84508347856438" calcext:value-type="float">
            <text:p>2.84508347856438</text:p>
          </table:table-cell>
          <table:table-cell table:formula="of:=[.I14]/41.9" office:value-type="float" office:value="0.048210023411134" calcext:value-type="float">
            <text:p>0.048210023411134</text:p>
          </table:table-cell>
          <table:table-cell table:formula="of:=SQRT(([.H14]/41.9)^2+([.J14]/41.9)^2)" office:value-type="float" office:value="0.0853981836967824" calcext:value-type="float">
            <text:p>0.0853981836967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2:34:01.309000000</meta:creation-date>
    <dc:date>2025-04-24T12:46:57.826000000</dc:date>
    <meta:editing-duration>PT2M23S</meta:editing-duration>
    <meta:editing-cycles>1</meta:editing-cycles>
    <meta:document-statistic meta:table-count="1" meta:cell-count="168" meta:object-count="0"/>
    <meta:generator>LibreOffice/24.8.0.3$Windows_X86_64 LibreOffice_project/0bdf1299c94fe897b119f97f3c613e9dca6be583</meta:generator>
  </office:meta>
</office:document-meta>
</file>